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Menlo, 'Deja Vu Sans Mono', 'Bitstream Vera Sans Mono', monospace"/>
    <style:font-face style:name="Lohit Hindi1" svg:font-family="'Lohit Hindi'"/>
    <style:font-face style:name="OpenSymbol" svg:font-family="OpenSymbol"/>
    <style:font-face style:name="Droid Sans Fallback"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fo:font-style="italic" fo:font-weight="normal" style:font-style-asian="italic" style:font-weight-asian="normal" style:font-style-complex="italic" style:font-weight-complex="normal"/>
    </style:style>
    <style:style style:name="P3" style:family="paragraph" style:parent-style-name="Standard">
      <style:text-properties style:font-name="Liberation Serif" fo:font-weight="bold" style:font-weight-asian="bold" style:font-weight-complex="bold"/>
    </style:style>
    <style:style style:name="P4" style:family="paragraph" style:parent-style-name="Standard">
      <style:text-properties style:font-name="Liberation Serif" fo:font-weight="normal" style:font-weight-asian="normal" style:font-weight-complex="normal"/>
    </style:style>
    <style:style style:name="P5"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6" style:family="paragraph" style:parent-style-name="Standard">
      <style:text-properties style:font-name="Liberation Serif" fo:font-style="normal" fo:font-weight="bold" style:font-style-asian="normal" style:font-weight-asian="bold" style:font-style-complex="normal"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paragraph-properties fo:break-before="page"/>
      <style:text-properties style:font-name="Liberation Serif" fo:font-weight="bold" style:font-weight-asian="bold" style:font-weight-complex="bold"/>
    </style:style>
    <style:style style:name="P11" style:family="paragraph" style:parent-style-name="Quotations">
      <style:paragraph-properties fo:margin-left="0in" fo:margin-right="0in" fo:margin-top="0in" fo:margin-bottom="0in" fo:text-indent="0in" style:auto-text-indent="false" fo:padding="0in" fo:border="none"/>
      <style:text-properties fo:font-style="italic" fo:font-weight="bold" style:font-style-asian="italic" style:font-weight-asian="bold" style:font-style-complex="italic" style:font-weight-complex="bold"/>
    </style:style>
    <style:style style:name="P12" style:family="paragraph" style:parent-style-name="Standard">
      <style:text-properties style:font-name="Liberation Serif" fo:font-weight="normal" style:font-weight-asian="normal" style:font-weight-complex="normal"/>
    </style:style>
    <style:style style:name="P13" style:family="paragraph" style:parent-style-name="Standard" style:list-style-name="L1">
      <style:text-properties style:font-name="Liberation Serif" fo:font-weight="normal" style:font-weight-asian="normal" style:font-weight-complex="normal"/>
    </style:style>
    <style:style style:name="P14" style:family="paragraph" style:parent-style-name="Standard" style:list-style-name="L4">
      <style:text-properties style:font-name="Liberation Serif" fo:font-weight="normal" style:font-weight-asian="normal" style:font-weight-complex="normal"/>
    </style:style>
    <style:style style:name="P15" style:family="paragraph" style:parent-style-name="Standard" style:list-style-name="L2">
      <style:text-properties style:font-name="Liberation Serif" fo:font-style="normal" fo:font-weight="normal" style:font-style-asian="normal" style:font-weight-asian="normal" style:font-style-complex="normal" style:font-weight-complex="normal"/>
    </style:style>
    <style:style style:name="P16" style:family="paragraph" style:parent-style-name="Standard" style:list-style-name="L3">
      <style:text-properties style:font-name="Liberation Serif" fo:font-style="normal" fo:font-weight="normal" style:font-style-asian="normal" style:font-weight-asian="normal" style:font-style-complex="normal" style:font-weight-complex="normal"/>
    </style:style>
    <style:style style:name="P17" style:family="paragraph" style:parent-style-name="Standard">
      <style:text-properties style:font-name="Liberation Serif" fo:font-weight="bold" style:font-weight-asian="bold" style:font-weight-complex="bold"/>
    </style:style>
    <style:style style:name="P18" style:family="paragraph" style:parent-style-name="Standard" style:list-style-name="L3">
      <style:text-properties fo:font-style="normal" fo:font-weight="normal" style:font-style-asian="normal" style:font-weight-asian="normal" style:font-style-complex="normal" style:font-weight-complex="normal"/>
    </style:style>
    <style:style style:name="P19" style:family="paragraph" style:parent-style-name="Standard" style:list-style-name="L4"/>
    <style:style style:name="P20" style:family="paragraph" style:parent-style-name="Standard">
      <style:text-properties fo:font-weight="normal" style:font-weight-asian="normal" style:font-weight-complex="normal"/>
    </style:style>
    <style:style style:name="T1" style:family="text">
      <style:text-properties style:font-name="Liberation Serif"/>
    </style:style>
    <style:style style:name="T2" style:family="text">
      <style:text-properties style:font-name="Liberation Serif" fo:font-weight="normal" style:font-weight-asian="normal" style:font-weight-complex="normal"/>
    </style:style>
    <style:style style:name="T3" style:family="text">
      <style:text-properties style:font-name="Liberation Serif" fo:font-style="normal" fo:font-weight="normal" style:font-style-asian="normal" style:font-weight-asian="normal" style:font-style-complex="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nstallation</text:p>
      <text:p text:style-name="P3"/>
      <text:p text:style-name="P4">First make sure that you remove all previously installed versions of the Hive system.</text:p>
      <text:p text:style-name="P3"/>
      <text:p text:style-name="P3">Easy installation in Windows</text:p>
      <text:p text:style-name="P2">(Installation is easiest under Python 2.7. If you are a Python 3.x user, or if you use multiple Python versions, see General Installation instructions below)</text:p>
      <text:p text:style-name="P7"><text:span text:style-name="T2">1. Go to </text:span><text:a xlink:type="simple" xlink:href="http://www.python.org/download/"><text:span text:style-name="T2">http://www.python.org/download/</text:span></text:a><text:span text:style-name="T2"> and download Python 2.7 (32-bit)</text:span></text:p>
      <text:p text:style-name="P7"><text:span text:style-name="T2">2. Download and run </text:span><text:a xlink:type="simple" xlink:href="https://launchpad.net/spyder-framework/trunk/3.2/+download/Spyder-3.2.5-windows-py2.7.exe"><text:span text:style-name="T2">https://launchpad.net/spyder-framework/trunk/3.2/+download/Spyder-3.2.5-windows-py2.7.exe</text:span></text:a></text:p>
      <text:p text:style-name="P7"><text:span text:style-name="T2">3. Download and run </text:span><text:a xlink:type="simple" xlink:href="https://launchpad.net/hivesystem/trunk/0.91/+download/hive-0.91.4-windows-py2.7.exe"><text:span text:style-name="T2">https://launchpad.net/hivesystem/trunk/0.91/+download/hive-0.91.4-windows-py2.7.exe</text:span></text:a></text:p>
      <text:p text:style-name="P4"/>
      <text:p text:style-name="P4">Check that it works: </text:p>
      <text:list xml:id="list11881624611" text:style-name="L1">
        <text:list-item>
          <text:p text:style-name="P13">Go to Start =&gt; All programs =&gt; Python 2.7 =&gt; Python (command line)</text:p>
        </text:list-item>
        <text:list-item>
          <text:p text:style-name="P13">Type “import spyder; from Spyder import Coordinate; help(Coordinate)”</text:p>
          <text:p text:style-name="P13">You should now get info on Coordinate, that it consists of Float x, Float y, Float z.</text:p>
          <text:p text:style-name="P13">Press q</text:p>
        </text:list-item>
        <text:list-item>
          <text:p text:style-name="P13">Type “import bee; import dragonfly”, this should give no exception messages</text:p>
        </text:list-item>
        <text:list-item>
          <text:p text:style-name="P13">Type “exit()”</text:p>
        </text:list-item>
      </text:list>
      <text:p text:style-name="P7"><text:span text:style-name="T2">4. Download and run </text:span><text:a xlink:type="simple" xlink:href="http://releases.qt-project.org/pyside/PySide-1.1.2.win32-py2.7.exe"><text:span text:style-name="T2">http://releases.qt-project.org/pyside/PySide-1.1.2.win32-py2.7.exe</text:span></text:a></text:p>
      <text:p text:style-name="P4">Check that it works: </text:p>
      <text:list xml:id="list1268872529" text:continue-numbering="true" text:style-name="L1">
        <text:list-item>
          <text:p text:style-name="P13">Go to Start =&gt; All programs =&gt; Hive system =&gt; hivegui</text:p>
        </text:list-item>
      </text:list>
      <text:p text:style-name="Standard"><text:span text:style-name="T2">5. Go to </text:span><text:a xlink:type="simple" xlink:href="http://www.blender.org/download/get-blender/"><text:span text:style-name="T2">http://www.blender.org/download/get-blender/</text:span></text:a><text:span text:style-name="T2"> and install the latest Blender (version 2.65 or later)</text:span></text:p>
      <text:p text:style-name="Standard"><text:span text:style-name="T2">6. Go to </text:span><text:a xlink:type="simple" xlink:href="https://launchpad.net/hivesystem/trunk/0.91"><text:span text:style-name="T2">https://launchpad.net/hivesystem/</text:span></text:a><text:a xlink:type="simple" xlink:href="https://launchpad.net/spyder-framework/+download"><text:span text:style-name="T2">+download</text:span></text:a><text:span text:style-name="T2"> and download hive-0.91.4.zip</text:span></text:p>
      <text:p text:style-name="Standard"><text:span text:style-name="T2">7. Go to </text:span><text:a xlink:type="simple" xlink:href="https://launchpad.net/spyder-framework/+download"><text:span text:style-name="T2">https://launchpad.net/spyder-framework/+download</text:span></text:a><text:span text:style-name="T2"> and download Spyder-3.2.5.zip</text:span></text:p>
      <text:p text:style-name="P4">8. Go to C:\Program Files (x86)\Blender Foundation\Blender\&lt;blender version&gt;\python\lib</text:p>
      <text:p text:style-name="P4">9. Unzip hive-0.91.4.zip and Spyder-3.2.5.zip there </text:p>
      <text:p text:style-name="P4">Check that it works: </text:p>
      <text:list xml:id="list1027841405" text:continue-numbering="true" text:style-name="L1">
        <text:list-item>
          <text:p text:style-name="P13">Start Blender</text:p>
        </text:list-item>
        <text:list-item>
          <text:p text:style-name="P13">In the lower-left corner, select “Editor type: Python console”</text:p>
        </text:list-item>
        <text:list-item>
          <text:p text:style-name="P13">Type “import spyder; from Spyder import Coordinate; help(Coordinate)”</text:p>
          <text:p text:style-name="P13">You should now get info on Coordinate, that it consists of Float x, Float y, Float z.</text:p>
        </text:list-item>
        <text:list-item>
          <text:p text:style-name="P13">Type “import bee; import dragonfly”, this should give no exception messages</text:p>
        </text:list-item>
      </text:list>
      <text:p text:style-name="P4"/>
      <text:p text:style-name="P3">Easy installation in Ubuntu</text:p>
      <text:p text:style-name="P4">1. In a terminal, type the following:</text:p>
      <text:p text:style-name="P4">sudo apt-get install python-pip</text:p>
      <text:p text:style-name="P8"><text:span text:style-name="T1">wget <text:s/></text:span><text:a xlink:type="simple" xlink:href="https://launchpad.net/spyder-framework/trunk/3.2/+download/Spyder-3.2.5.tar.gz"><text:span text:style-name="T1">https://launchpad.net/spyder-framework/trunk/3.2/+download/Spyder-3.2.5.tar.gz</text:span></text:a></text:p>
      <text:p text:style-name="P7"><text:span text:style-name="T2">wget </text:span><text:a xlink:type="simple" xlink:href="https://launchpad.net/hivesystem/trunk/0.91/+download/hive-0.91.4.tar.gz"><text:span text:style-name="T2">https://launchpad.net/hivesystem/trunk/0.91/+download/hive-0.91.4.tar.gz</text:span></text:a></text:p>
      <text:p text:style-name="P4">sudo pip install Spyder-3.2.5.tar.gz hive-0.91.4.tar.gz</text:p>
      <text:p text:style-name="P4">Check that it works: </text:p>
      <text:list xml:id="list115599843" text:continue-numbering="true" text:style-name="L1">
        <text:list-item>
          <text:p text:style-name="P13">Type “python”</text:p>
        </text:list-item>
        <text:list-item>
          <text:p text:style-name="P13">Type “import spyder; from Spyder import Coordinate; help(Coordinate)”</text:p>
          <text:p text:style-name="P13">You should now get info on Coordinate, that it consists of Float x, Float y, Float z.</text:p>
          <text:p text:style-name="P13">Press q</text:p>
        </text:list-item>
        <text:list-item>
          <text:p text:style-name="P13">Type “import bee; import dragonfly”, this should give no exception messages</text:p>
        </text:list-item>
      </text:list>
      <text:p text:style-name="P4"><text:soft-page-break/>Type “exit()”</text:p>
      <text:p text:style-name="P4">2. Type the following:</text:p>
      <text:p text:style-name="P4">sudo apt-get install python-pygments</text:p>
      <text:p text:style-name="P4">sudo apt-get install python-pyside</text:p>
      <text:p text:style-name="P4">Check that it works: type “hivegui.py”</text:p>
      <text:p text:style-name="Standard"><text:span text:style-name="T2">3. Go to </text:span><text:a xlink:type="simple" xlink:href="http://www.blender.org/download/get-blender/"><text:span text:style-name="T2">http://www.blender.org/download/get-blender/</text:span></text:a><text:span text:style-name="T2"> and install the latest Blender (version 2.65 or later)</text:span></text:p>
      <text:p text:style-name="Standard"><text:span text:style-name="T2">4. Go to </text:span><text:a xlink:type="simple" xlink:href="https://launchpad.net/hivesystem/trunk/0.91"><text:span text:style-name="T2">https://launchpad.net/hivesystem/</text:span></text:a><text:a xlink:type="simple" xlink:href="https://launchpad.net/spyder-framework/+download"><text:span text:style-name="T2">+download</text:span></text:a><text:span text:style-name="T2"> and download hive-0.91.4.zip</text:span></text:p>
      <text:p text:style-name="P8"><text:span text:style-name="T1">5. Go to </text:span><text:a xlink:type="simple" xlink:href="https://launchpad.net/spyder-framework/+download"><text:span text:style-name="T1">https://launchpad.net/spyder-framework/+download</text:span></text:a><text:span text:style-name="T1"> and download Spyder-3.2.5.zip</text:span></text:p>
      <text:p text:style-name="P4">6. Go to &lt;blenderdir&gt;/&lt;blenderversion&gt;/python/lib/python3.3</text:p>
      <text:p text:style-name="P4">7. Unzip hive-0.91.4.zip and Spyder-3.2.5.zip there </text:p>
      <text:p text:style-name="P4">Check that it works: </text:p>
      <text:list xml:id="list165195171" text:continue-numbering="true" text:style-name="L1">
        <text:list-item>
          <text:p text:style-name="P13">Start Blender</text:p>
        </text:list-item>
        <text:list-item>
          <text:p text:style-name="P13">In the lower-left corner, select “Editor type: Python console”</text:p>
        </text:list-item>
        <text:list-item>
          <text:p text:style-name="P13">Type “import spyder; from Spyder import Coordinate; help(Coordinate)”</text:p>
          <text:p text:style-name="P13">You should now get info on Coordinate, that it consists of Float x, Float y, Float z.</text:p>
        </text:list-item>
        <text:list-item>
          <text:p text:style-name="P13">Type “import bee; import dragonfly”, this should give no exception messages</text:p>
        </text:list-item>
      </text:list>
      <text:p text:style-name="P4"/>
      <text:p text:style-name="P3">Easy installation in Mac OSX</text:p>
      <text:p text:style-name="P4">You will need OSX Lion or later, since your Python version must be at least Python 2.6.</text:p>
      <text:p text:style-name="P4"/>
      <text:p text:style-name="P4">1. Open a command line and type the following commands:</text:p>
      <text:p text:style-name="P4"/>
      <text:p text:style-name="P4">wget https://bitbucket.org/pypa/setuptools/raw/bootstrap/ez_setup.py </text:p>
      <text:p text:style-name="P8"><text:span text:style-name="T1">sudo python ez_setup.py</text:span></text:p>
      <text:p text:style-name="P8"><text:span text:style-name="T1">sudo easy_install pip</text:span></text:p>
      <text:p text:style-name="P8"><text:span text:style-name="T1">wget <text:s/></text:span><text:a xlink:type="simple" xlink:href="https://launchpad.net/spyder-framework/trunk/3.2/+download/Spyder-3.2.5.tar.gz"><text:span text:style-name="T1">https://launchpad.net/spyder-framework/trunk/3.2/+download/Spyder-3.2.5.tar.gz</text:span></text:a></text:p>
      <text:p text:style-name="P8"><text:span text:style-name="T1">wget </text:span><text:a xlink:type="simple" xlink:href="https://launchpad.net/hivesystem/trunk/0.91/+download/hive-0.91.4.tar.gz"><text:span text:style-name="T1">https://launchpad.net/hivesystem/trunk/0.91/+download/hive-0.91.4.tar.gz</text:span></text:a></text:p>
      <text:p text:style-name="P8"><text:span text:style-name="T1">sudo pip install Spyder-3.2.5.tar.gz hive-0.91.4.tar.gz</text:span></text:p>
      <text:p text:style-name="P8"/>
      <text:p text:style-name="P8"><text:span text:style-name="T1">Check that it works: </text:span></text:p>
      <text:list xml:id="list1740527816" text:style-name="L4">
        <text:list-header>
          <text:p text:style-name="P14">Type “python”. Take note of your Python version (2.6 or 2.7; 3.2 and 3.3 are also OK).</text:p>
          <text:p text:style-name="P14">Type “import spyder; from Spyder import Coordinate; help(Coordinate)”</text:p>
          <text:p text:style-name="P14">You should now get info on Coordinate, that it consists of Float x, Float y, Float z.</text:p>
          <text:p text:style-name="P14">Press q</text:p>
          <text:p text:style-name="P19"><text:span text:style-name="T2">Type “import bee; import dragonfly”, this should give no exception messages</text:span></text:p>
          <text:p text:style-name="P19"><text:span text:style-name="T2">Type “exit()”</text:span></text:p>
        </text:list-header>
      </text:list>
      <text:p text:style-name="Standard"><text:span text:style-name="T2">2. Install Qt and PySide: Go to </text:span><text:a xlink:type="simple" xlink:href="http://qt-project.org/wiki/PySide_Binaries_MacOSX"><text:span text:style-name="T2">http://qt-project.org/wiki/PySide_Binaries_MacOSX</text:span></text:a><text:span text:style-name="T2"> and install both Qt and PySide for your Python version.</text:span></text:p>
      <text:p text:style-name="P4">Check that it works: type “hivegui.py”</text:p>
      <text:p text:style-name="Standard"><text:span text:style-name="T2">3. Go to </text:span><text:a xlink:type="simple" xlink:href="http://www.blender.org/download/get-blender/"><text:span text:style-name="T2">http://www.blender.org/download/get-blender/</text:span></text:a><text:span text:style-name="T2"> and install the latest Blender (version 2.65 or later)</text:span></text:p>
      <text:p text:style-name="Standard"><text:span text:style-name="T2">4. Go to </text:span><text:a xlink:type="simple" xlink:href="https://launchpad.net/hivesystem/trunk/0.91"><text:span text:style-name="T2">https://launchpad.net/hivesystem/</text:span></text:a><text:a xlink:type="simple" xlink:href="https://launchpad.net/spyder-framework/+download"><text:span text:style-name="T2">+download</text:span></text:a><text:span text:style-name="T2"> and download hive-0.91.4.zip</text:span></text:p>
      <text:p text:style-name="P8"><text:span text:style-name="T1">5. Go to </text:span><text:a xlink:type="simple" xlink:href="https://launchpad.net/spyder-framework/+download"><text:span text:style-name="T1">https://launchpad.net/spyder-framework/+download</text:span></text:a><text:span text:style-name="T1"> and download Spyder-3.2.5.zip</text:span></text:p>
      <text:p text:style-name="P4">6. Go to &lt;blenderdir&gt;/&lt;blenderversion&gt;/python/lib/python3.3</text:p>
      <text:p text:style-name="P4">7. Unzip hive-0.91.4.zip and Spyder-3.2.5.zip there </text:p>
      <text:p text:style-name="P4">Check that it works: </text:p>
      <text:list xml:id="list1150258362" text:continue-list="list165195171" text:style-name="L1">
        <text:list-item>
          <text:p text:style-name="P13">Start Blender</text:p>
        </text:list-item>
        <text:list-item>
          <text:p text:style-name="P13"><text:soft-page-break/>In the lower-left corner, select “Editor type: Python console”</text:p>
        </text:list-item>
        <text:list-item>
          <text:p text:style-name="P13">Type “import spyder; from Spyder import Coordinate; help(Coordinate)”</text:p>
          <text:p text:style-name="P13">You should now get info on Coordinate, that it consists of Float x, Float y, Float z.</text:p>
        </text:list-item>
        <text:list-item>
          <text:p text:style-name="P13">Type “import bee; import dragonfly”, this should give no exception messages</text:p>
        </text:list-item>
      </text:list>
      <text:p text:style-name="P4"><text:span text:style-name="T2"/></text:p>
      <text:p text:style-name="P3"/>
      <text:p text:style-name="P3">General installation instructions </text:p>
      <text:p text:style-name="P5">For those who a different version of Linux than Ubuntu, and for advanced users in general. <text:s/></text:p>
      <text:p text:style-name="P5">There are three things about installing the hive system: </text:p>
      <text:list xml:id="list892245741" text:style-name="L2">
        <text:list-item>
          <text:p text:style-name="P15">The hive system itself, that loads and runs the hivemaps</text:p>
        </text:list-item>
        <text:list-item>
          <text:p text:style-name="P15">The engine to run the top-level hive: Blender, Panda3D or just the command line</text:p>
        </text:list-item>
        <text:list-item>
          <text:p text:style-name="P15">The HiveGUI to edit the hivemaps in a visual format</text:p>
        </text:list-item>
      </text:list>
      <text:p text:style-name="P5"/>
      <text:p text:style-name="P6">a. Installing the hive system itself</text:p>
      <text:p text:style-name="P11"><text:span text:style-name="T3">This requires a separate installation of Python 2.6, 2.7, 3.2 or 3.3<text:line-break/>1. You can download the hive system at </text:span><text:a xlink:type="simple" xlink:href="https://launchpad.net/hivesystem/trunk/0.91/+download/hive-0.91.tar.gz"><text:span text:style-name="T3">https://launchpad.net/hivesystem</text:span></text:a><text:span text:style-name="T3"><text:line-break/>2. If you use the Windows installer, 32 bit Python is recommended; installers seem to have problems with the registry for 64 bit Python.<text:line-break/>3. The hive system requires Spyder to be installed. Download the latest version at </text:span><text:a xlink:type="simple" xlink:href="https://launchpad.net/spyder-framework/trunk/3.2/+download/Spyder-3.2.3-windows-py2.7.exe"><text:span text:style-name="T3">https://launchpad.net/spyder-framework</text:span></text:a></text:p>
      <text:p text:style-name="P5"><text:span text:style-name="T4">To check that Spyder has been installed correctly</text:span>: open a Python command line and type “import spyder; from Spyder import Coordinate; help(Coordinate)”</text:p>
      <text:p text:style-name="P5">You should now get info on Coordinate, that it consists of Float x, Float y, Float z. Press q to end it.</text:p>
      <text:p text:style-name="P5"><text:span text:style-name="T4">To check that the hive system has been installed correctly</text:span>: <text:s/>open a Python command line and type “import bee; import dragonfly”</text:p>
      <text:p text:style-name="P2"/>
      <text:p text:style-name="P6">b. Choosing an engine to run the hive</text:p>
      <text:p text:style-name="P5">The simplest hives run under the commandline, but usually you want to have Blender, Panda3D or both installed. </text:p>
      <text:p text:style-name="P2">Installing Blender</text:p>
      <text:list xml:id="list1942783733" text:style-name="L3">
        <text:list-item>
          <text:p text:style-name="P18"><text:span text:style-name="T1">Go to </text:span><text:a xlink:type="simple" xlink:href="http://www.blender.org/download/get-blender/"><text:span text:style-name="T1">http://www.blender.org/download/get-blender/</text:span></text:a><text:span text:style-name="T1"> and install the latest Blender. The hive system requires Blender version 2.65 or later.</text:span></text:p>
        </text:list-item>
        <text:list-item>
          <text:p text:style-name="P16">Alternatively, you can change PYTHONPATH to include C:\PythonXX\Lib\site-packages, /usr/local/lib/pythonX.X/dist-packages, or the equivalent folder on your OS. </text:p>
        </text:list-item>
        <text:list-item>
          <text:p text:style-name="P18"><text:span text:style-name="T1">Blender is bundled with its own version of Python3.3, and it needs to be able to find the hive </text:span><text:span text:style-name="T1">system and Spyder. You can just download the hive source code (</text:span><text:a xlink:type="simple" xlink:href="https://launchpad.net/hivesystem/trunk/0.91/hive-0.91.4.zip"><text:span text:style-name="T1">https://launchpad.net/hivesystem/trunk/0.91/hive-0.91.4.zip</text:span></text:a><text:span text:style-name="T1">) and the Spyder source code (</text:span><text:a xlink:type="simple" xlink:href="https://launchpad.net/spyder-framework/trunk/3.2/+download/Spyder-3.2.5.zip"><text:span text:style-name="T1">https://launchpad.net/spyder-framework/trunk/3.2/+download/Spyder-3.2.5.zip</text:span></text:a><text:span text:style-name="T1">) and unzip them in the Blender add-ons folder or another folder of Blender's sys.path. Alternatively, you can install Python3.3 separately, run the Py3.3 installers for Spyder and Hive, and add Py3.3's site-packages to Blender's sys.path.</text:span></text:p>
        </text:list-item>
      </text:list>
      <text:p text:style-name="P2">Installing Panda3D</text:p>
      <text:p text:style-name="Standard"><text:span text:style-name="T3">For Ubuntu and similar, just install the .deb file at </text:span><text:a xlink:type="simple" xlink:href="http://www.panda3d.org/download.php?sdk"><text:span text:style-name="T1">http://www.panda3d.org/download.php?sdk</text:span></text:a><text:span text:style-name="T1"> with gdebi. After that, fire up a Python command-line and type “import panda3d” to check that it works.</text:span></text:p>
      <text:p text:style-name="P1">Using Panda3D under Windows is a bit more tricky, because it is bundled with its own version of Python2.7<text:span text:style-name="T6">. It is best to install Python2.7 yourself </text:span><text:span text:style-name="T5">before</text:span><text:span text:style-name="T6"> Panda3D; Panda will then ask to make its bundled version the default, to which you can respond “No”. You will then have to add “C:\Panda3D-1.8.1;C:\Panda3D-1.8.1\bin” to PYTHONPATH. Alternatively, if you choose to use Panda's Python2.7 </text:span><text:soft-page-break/><text:span text:style-name="T6">as the default, it should put itself into the Windows register and the 2.7 installers for Hive and Spyder should then be able find it.</text:span></text:p>
      <text:p text:style-name="P5"/>
      <text:p text:style-name="P6">c. Installing the HiveGUI</text:p>
      <text:p text:style-name="P5">The HiveGUI is currently a stand-alone program using Qt. Eventually, HiveGUI will run inside Blender using Pynodes, but this has not yet been completed.</text:p>
      <text:p text:style-name="P5">1. The GUI runs under Python 2.6, 2.7, 3.2 or 3.3. </text:p>
      <text:p text:style-name="P9"><text:span text:style-name="T1">2. You will need PySide or PyQt to run the GUI. Both of them should work, but PySide has been tested more thoroughly. Under Ubuntu, PySide can be installed with “sudo apt-get install python-pyside”. Kubuntu comes with PyQt pre-installed, but you can still install PySide. if HiveGUI finds both PyQt and PySide, it will use PySide, unless you specify “--pyqt” on the command line. Under Windows, PySide can be downloaded at </text:span><text:a xlink:type="simple" xlink:href="http://releases.qt-project.org/pyside"><text:span text:style-name="T1">http://releases.qt-project.org/pyside</text:span></text:a><text:span text:style-name="T1">.</text:span></text:p>
      <text:p text:style-name="P5">3. The GUI scripts (HiveGUI, WorkerGUI, SpyderGUI) are installed into the Python scripts folder (C:\PythonXX\Scripts, or their Linux/Mac equivalents). </text:p>
      <text:p text:style-name="P5">In addition, under Windows, shortcuts are installed into your Start Menu under "Hive System", but this does not work for Python3.x (bug in Python).</text:p>
      <text:p text:style-name="P5">4. For syntax highlighting, you can install the Pygments library, using “sudo apt-get install python-pygments” under Ubuntu, or with pip/easy_install under any other platform.</text:p>
      <text:p text:style-name="P2"/>
      <text:p text:style-name="P3">Known bugs</text:p>
      <text:p text:style-name="P2">- If you use IDLE, and run your code inside it, then you can't use Esc to stop pandahives or consolehives; use Ctrl+C inst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Menlo, 'Deja Vu Sans Mono', 'Bitstream Vera Sans Mono', monospace"/>
    <style:font-face style:name="Lohit Hindi1" svg:font-family="'Lohit Hindi'"/>
    <style:font-face style:name="OpenSymbol" svg:font-family="OpenSymbol"/>
    <style:font-face style:name="Droid Sans Fallback"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joerd </meta:initial-creator>
    <meta:creation-date>2013-07-08T14:01:24</meta:creation-date>
    <dc:date>2013-08-02T18:22:33</dc:date>
    <meta:editing-duration>P0D</meta:editing-duration>
    <meta:editing-cycles>4</meta:editing-cycles>
    <meta:generator>LibreOffice/3.5$Linux_X86_64 LibreOffice_project/350m1$Build-2</meta:generator>
    <meta:document-statistic meta:table-count="0" meta:image-count="0" meta:object-count="0" meta:page-count="4" meta:paragraph-count="114" meta:word-count="1318" meta:character-count="9266" meta:non-whitespace-character-count="8080"/>
  </office:meta>
</office:document-meta>
</file>